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6c437"/>
    </style:style>
    <style:style style:name="P2" style:family="paragraph" style:parent-style-name="Standard">
      <style:paragraph-properties fo:text-align="center" style:justify-single-word="false"/>
      <style:text-properties officeooo:paragraph-rsid="0006c437"/>
    </style:style>
    <style:style style:name="P3" style:family="paragraph" style:parent-style-name="Standard">
      <style:text-properties officeooo:paragraph-rsid="0006c437"/>
    </style:style>
    <style:style style:name="P4" style:family="paragraph" style:parent-style-name="Standard">
      <style:paragraph-properties fo:text-align="justify" style:justify-single-word="false"/>
      <style:text-properties officeooo:paragraph-rsid="0006c437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Lab Exercise 9:</text:span> </text:p>
      <text:p text:style-name="P1">Stack </text:p>
      <text:p text:style-name="P1">Q1. Write a menu-driven program to implement stack using array with following options:</text:p>
      <text:p text:style-name="P1">#include&lt;iostream&gt;</text:p>
      <text:p text:style-name="P1">using namespace std;</text:p>
      <text:p text:style-name="P1">class Stack{</text:p>
      <text:p text:style-name="P1"><text:s text:c="4"/>int *top;</text:p>
      <text:p text:style-name="P1"><text:s text:c="4"/>int *arr;</text:p>
      <text:p text:style-name="P1"><text:s text:c="4"/>int siz;</text:p>
      <text:p text:style-name="P1">public:</text:p>
      <text:p text:style-name="P1"><text:s text:c="4"/>Stack(int n){</text:p>
      <text:p text:style-name="P1"><text:s text:c="8"/>siz=n;</text:p>
      <text:p text:style-name="P1"><text:s text:c="8"/>arr=new int(siz);</text:p>
      <text:p text:style-name="P1"><text:s text:c="8"/>for(int i=0;i&lt;siz;i++){arr[i]=0;}</text:p>
      <text:p text:style-name="P1"><text:s text:c="8"/>*top=-1;</text:p>
      <text:p text:style-name="P1"><text:s text:c="8"/>cout&lt;&lt;*top&lt;&lt;endl; }</text:p>
      <text:p text:style-name="P1"><text:s text:c="4"/>int push(int e){</text:p>
      <text:p text:style-name="P1"><text:s text:c="8"/>if(*top==siz-1){</text:p>
      <text:p text:style-name="P1"><text:s text:c="12"/>cout&lt;&lt;"Stack Overflow"&lt;&lt;endl;</text:p>
      <text:p text:style-name="P1"><text:s text:c="12"/>return *top; }</text:p>
      <text:p text:style-name="P1"><text:s text:c="8"/>else{</text:p>
      <text:p text:style-name="P1"><text:s text:c="12"/>(*top)++;</text:p>
      <text:p text:style-name="P1"><text:s text:c="12"/>arr[*top]=e;</text:p>
      <text:p text:style-name="P1"><text:s text:c="12"/>return *top; }</text:p>
      <text:p text:style-name="P1"><text:s text:c="4"/>}</text:p>
      <text:p text:style-name="P1"><text:s text:c="4"/>int pop(){</text:p>
      <text:p text:style-name="P1"><text:s text:c="8"/>if(*top==-1){</text:p>
      <text:p text:style-name="P1"><text:s text:c="12"/>cout&lt;&lt;"Stack Underflow"&lt;&lt;endl;</text:p>
      <text:p text:style-name="P1"><text:s text:c="12"/>return *top; }</text:p>
      <text:p text:style-name="P1"><text:s text:c="8"/>else{</text:p>
      <text:p text:style-name="P1"><text:s text:c="12"/>int r=arr[*top];</text:p>
      <text:p text:style-name="P1"><text:s text:c="12"/>(*top)--;</text:p>
      <text:p text:style-name="P1"><text:s text:c="12"/>return r; }</text:p>
      <text:p text:style-name="P1"><text:s text:c="4"/>}</text:p>
      <text:p text:style-name="P1"><text:s text:c="4"/>void display(){</text:p>
      <text:p text:style-name="P1"><text:s text:c="8"/>for(int i=0;i&lt;=(*top);i++){cout&lt;&lt;arr[i]&lt;&lt;" ";}</text:p>
      <text:p text:style-name="P1"><text:s text:c="8"/>cout&lt;&lt;endl; }</text:p>
      <text:p text:style-name="P1">};</text:p>
      <text:p text:style-name="P1">int main(){</text:p>
      <text:p text:style-name="P1"><text:s text:c="4"/>int n,choice;</text:p>
      <text:p text:style-name="P1"><text:s text:c="4"/>cout&lt;&lt;"Enter the Size of Stack : ";</text:p>
      <text:p text:style-name="P1"><text:s text:c="4"/>cin&gt;&gt;n;</text:p>
      <text:p text:style-name="P1"><text:s text:c="4"/>Stack stk(n);</text:p>
      <text:p text:style-name="P1"><text:s text:c="4"/>while(choice!=4){</text:p>
      <text:p text:style-name="P1"><text:s text:c="8"/>cout&lt;&lt;"***Stack Menu***\n1. Push\n2. Pop\n3. Display\n4. Exit"&lt;&lt;endl;</text:p>
      <text:p text:style-name="P1"><text:s text:c="8"/>cout&lt;&lt;"Enter your choice(1-4): ";</text:p>
      <text:p text:style-name="P1"><text:s text:c="8"/>cin&gt;&gt;choice;</text:p>
      <text:p text:style-name="P1"><text:s text:c="8"/>cout&lt;&lt;"****************"&lt;&lt;endl;</text:p>
      <text:p text:style-name="P1"><text:s text:c="8"/>int ele;</text:p>
      <text:p text:style-name="P1"><text:s text:c="8"/>switch(choice){</text:p>
      <text:p text:style-name="P1"><text:s text:c="8"/>case 1:</text:p>
      <text:p text:style-name="P1"><text:soft-page-break/><text:s text:c="12"/>cout&lt;&lt;"Enter element to push : ";</text:p>
      <text:p text:style-name="P1"><text:s text:c="12"/>cin&gt;&gt;ele;</text:p>
      <text:p text:style-name="P1"><text:s text:c="12"/>stk.push(ele);</text:p>
      <text:p text:style-name="P1"><text:s text:c="12"/>break;</text:p>
      <text:p text:style-name="P1"><text:s text:c="8"/>case 2:</text:p>
      <text:p text:style-name="P1"><text:s text:c="12"/>ele=stk.pop();</text:p>
      <text:p text:style-name="P1"><text:s text:c="12"/>cout&lt;&lt;"Deleted element is "&lt;&lt;ele&lt;&lt;endl;</text:p>
      <text:p text:style-name="P1"><text:s text:c="12"/>break;</text:p>
      <text:p text:style-name="P1"><text:s text:c="8"/>case 3:</text:p>
      <text:p text:style-name="P1"><text:s text:c="12"/>stk.display();</text:p>
      <text:p text:style-name="P1"><text:s text:c="12"/>break;</text:p>
      <text:p text:style-name="P1"><text:s text:c="8"/>case 4:</text:p>
      <text:p text:style-name="P1"><text:s text:c="12"/>exit(0);</text:p>
      <text:p text:style-name="P1"><text:s text:c="12"/>break;</text:p>
      <text:p text:style-name="P1"><text:s text:c="8"/>default:</text:p>
      <text:p text:style-name="P1"><text:s text:c="12"/>cout&lt;&lt;"Invalid Input, Try Again"&lt;&lt;endl;</text:p>
      <text:p text:style-name="P1"><text:s text:c="12"/>break;</text:p>
      <text:p text:style-name="P1"><text:s text:c="8"/>}</text:p>
      <text:p text:style-name="P1"><text:s text:c="8"/>cout&lt;&lt;"****************"&lt;&lt;endl&lt;&lt;endl;</text:p>
      <text:p text:style-name="P1"><text:s text:c="4"/>}</text:p>
      <text:p text:style-name="P1"><text:s text:c="4"/>return 0;</text:p>
      <text:p text:style-name="P1">}</text:p>
      <text:p text:style-name="P1"/>
      <text:p text:style-name="P1">/*2. Write a menu-driven program to implement Stack using linked list with</text:p>
      <text:p text:style-name="P1"><text:s text:c="5"/>following options: 1.Push 2.Pop 3.Display 4.Exit*/</text:p>
      <text:p text:style-name="P1">#include&lt;iostream&gt;</text:p>
      <text:p text:style-name="P1">using namespace std;</text:p>
      <text:p text:style-name="P1">class node{</text:p>
      <text:p text:style-name="P1"><text:s text:c="4"/>public:</text:p>
      <text:p text:style-name="P1"><text:s text:c="4"/>int data;</text:p>
      <text:p text:style-name="P1"><text:s text:c="4"/>node *next;</text:p>
      <text:p text:style-name="P1">};</text:p>
      <text:p text:style-name="P1">class Stack{</text:p>
      <text:p text:style-name="P1"><text:s text:c="4"/>public:</text:p>
      <text:p text:style-name="P1"><text:s text:c="4"/>node *top;</text:p>
      <text:p text:style-name="P1"><text:s text:c="4"/>Stack(){top=NULL; }</text:p>
      <text:p text:style-name="P1"><text:s text:c="4"/>void push(int ele){</text:p>
      <text:p text:style-name="P1"><text:s text:c="8"/>node *newnode=new node();</text:p>
      <text:p text:style-name="P1"><text:s text:c="8"/>newnode-&gt;data=ele;</text:p>
      <text:p text:style-name="P1"><text:s text:c="8"/>newnode-&gt;next=top;</text:p>
      <text:p text:style-name="P1"><text:s text:c="8"/>top=newnode; }</text:p>
      <text:p text:style-name="P1"><text:s text:c="4"/>int pop(){</text:p>
      <text:p text:style-name="P1"><text:s text:c="8"/>node *temp=top;</text:p>
      <text:p text:style-name="P1"><text:s text:c="8"/>if(top==NULL){</text:p>
      <text:p text:style-name="P1"><text:s text:c="12"/>cout&lt;&lt;"Stack underflow"&lt;&lt;endl;</text:p>
      <text:p text:style-name="P1"><text:s text:c="12"/>return -1; }</text:p>
      <text:p text:style-name="P1"><text:s text:c="8"/>else{</text:p>
      <text:p text:style-name="P1"><text:s text:c="12"/>int rem=top-&gt;data;</text:p>
      <text:p text:style-name="P1"><text:s text:c="12"/>top=top-&gt;next;</text:p>
      <text:p text:style-name="P1"><text:s text:c="12"/>return rem; }</text:p>
      <text:p text:style-name="P1"><text:s text:c="4"/>}</text:p>
      <text:p text:style-name="P1"><text:s text:c="4"/>void display(){</text:p>
      <text:p text:style-name="P1"><text:soft-page-break/><text:s text:c="8"/>node *temp=top;</text:p>
      <text:p text:style-name="P1"><text:s text:c="8"/>while(temp!=NULL){</text:p>
      <text:p text:style-name="P1"><text:s text:c="12"/>cout&lt;&lt;temp-&gt;data&lt;&lt;" ";</text:p>
      <text:p text:style-name="P1"><text:s text:c="12"/>temp=temp-&gt;next; }</text:p>
      <text:p text:style-name="P1"><text:s text:c="8"/>cout&lt;&lt;endl; }</text:p>
      <text:p text:style-name="P1">};</text:p>
      <text:p text:style-name="P1">int main(){</text:p>
      <text:p text:style-name="P1"><text:s text:c="4"/>int choice;</text:p>
      <text:p text:style-name="P1"><text:s text:c="4"/>node *start;</text:p>
      <text:p text:style-name="P1"><text:s text:c="4"/>//start-&gt;next=NULL;</text:p>
      <text:p text:style-name="P1"><text:s text:c="4"/>Stack stk;</text:p>
      <text:p text:style-name="P1"><text:s text:c="4"/>while(choice!=4){</text:p>
      <text:p text:style-name="P1"><text:s text:c="8"/>cout&lt;&lt;"***Stack Menu***\n1. Push\n2. Pop\n3. Display\n4. Exit"&lt;&lt;endl;</text:p>
      <text:p text:style-name="P1"><text:s text:c="8"/>cout&lt;&lt;"Enter your choice(1-4): ";</text:p>
      <text:p text:style-name="P1"><text:s text:c="8"/>cin&gt;&gt;choice;</text:p>
      <text:p text:style-name="P1"><text:s text:c="8"/>cout&lt;&lt;"****************"&lt;&lt;endl;</text:p>
      <text:p text:style-name="P1"><text:s text:c="8"/>int ele;</text:p>
      <text:p text:style-name="P1"><text:s text:c="8"/>switch(choice){</text:p>
      <text:p text:style-name="P1"><text:s text:c="8"/>case 1:</text:p>
      <text:p text:style-name="P1"><text:s text:c="12"/>cout&lt;&lt;"Enter element to push : ";</text:p>
      <text:p text:style-name="P1"><text:s text:c="12"/>cin&gt;&gt;ele;</text:p>
      <text:p text:style-name="P1"><text:s text:c="12"/>stk.push(ele);</text:p>
      <text:p text:style-name="P1"><text:s text:c="12"/>break;</text:p>
      <text:p text:style-name="P1"><text:s text:c="8"/>case 2:</text:p>
      <text:p text:style-name="P1"><text:s text:c="12"/>ele=stk.pop();</text:p>
      <text:p text:style-name="P1"><text:s text:c="12"/>cout&lt;&lt;"Deleted element is "&lt;&lt;ele&lt;&lt;endl;</text:p>
      <text:p text:style-name="P1"><text:s text:c="12"/>break;</text:p>
      <text:p text:style-name="P1"><text:s text:c="8"/>case 3:</text:p>
      <text:p text:style-name="P1"><text:s text:c="12"/>stk.display();</text:p>
      <text:p text:style-name="P1"><text:s text:c="12"/>break;</text:p>
      <text:p text:style-name="P1"><text:s text:c="8"/>case 4:</text:p>
      <text:p text:style-name="P1"><text:s text:c="12"/>exit(0);</text:p>
      <text:p text:style-name="P1"><text:s text:c="12"/>break;</text:p>
      <text:p text:style-name="P1"><text:s text:c="8"/>default:</text:p>
      <text:p text:style-name="P1"><text:s text:c="12"/>cout&lt;&lt;"Invalid Input, Try Again"&lt;&lt;endl;</text:p>
      <text:p text:style-name="P1"><text:s text:c="12"/>break;</text:p>
      <text:p text:style-name="P1"><text:s text:c="8"/>}</text:p>
      <text:p text:style-name="P1"><text:s text:c="4"/>}</text:p>
      <text:p text:style-name="P1">}</text:p>
      <text:p text:style-name="P1"/>
      <text:p text:style-name="P1"/>
      <text:p text:style-name="P1">Q3.WAP to convert an expression from postfix to infix</text:p>
      <text:p text:style-name="P1">//**************************************************************************</text:p>
      <text:p text:style-name="P1">// This program is developed by Hrishav Sharma (211B138)</text:p>
      <text:p text:style-name="P1">//***************************************************************************</text:p>
      <text:p text:style-name="P1">#include &lt;iostream&gt;</text:p>
      <text:p text:style-name="P1"><text:s text:c="4"/>using namespace std;</text:p>
      <text:p text:style-name="P1">bool isOperand(char x){</text:p>
      <text:p text:style-name="P1"><text:s text:c="4"/>return (x &gt;= 'a' &amp;&amp; x &lt;= 'z') || (x &gt;= 'A' &amp;&amp; x &lt;= 'Z');</text:p>
      <text:p text:style-name="P1">}</text:p>
      <text:p text:style-name="P1">string infixConversion(string postfix){</text:p>
      <text:p text:style-name="P1"><text:s text:c="4"/>stack&lt;string&gt; infix;</text:p>
      <text:p text:style-name="P1"><text:soft-page-break/><text:s text:c="4"/>for (int i = 0; postfix[i] != '\0'; i++){</text:p>
      <text:p text:style-name="P1"><text:s text:c="8"/>if (isOperand(postfix[i])){</text:p>
      <text:p text:style-name="P1"><text:s text:c="12"/>string op(1, postfix[i]);</text:p>
      <text:p text:style-name="P1"><text:s text:c="12"/>infix.push(op);</text:p>
      <text:p text:style-name="P1"><text:s text:c="8"/>}</text:p>
      <text:p text:style-name="P1"><text:s text:c="8"/>else{</text:p>
      <text:p text:style-name="P1"><text:s text:c="12"/>string op1 = infix.top();</text:p>
      <text:p text:style-name="P1"><text:s text:c="12"/>infix.pop();</text:p>
      <text:p text:style-name="P1"><text:s text:c="12"/>string op2 = infix.top();</text:p>
      <text:p text:style-name="P1"><text:s text:c="12"/>infix.pop();</text:p>
      <text:p text:style-name="P1"><text:s text:c="12"/>infix.push("{" + op2 + postfix[i] + op1 + "}");</text:p>
      <text:p text:style-name="P1"><text:s text:c="8"/>}</text:p>
      <text:p text:style-name="P1"><text:s text:c="4"/>}</text:p>
      <text:p text:style-name="P1"><text:s text:c="4"/>return infix.top();</text:p>
      <text:p text:style-name="P1">}</text:p>
      <text:p text:style-name="P1">int main(){</text:p>
      <text:p text:style-name="P1"><text:s text:c="4"/>string postfix = "xyae+/%";</text:p>
      <text:p text:style-name="P1"><text:s text:c="4"/>cout &lt;&lt; "The infix conversion of the postfix expression '" &lt;&lt; postfix &lt;&lt; "' is : ";</text:p>
      <text:p text:style-name="P1"><text:s text:c="4"/>cout &lt;&lt; infixConversion(postfix);</text:p>
      <text:p text:style-name="P1"><text:s text:c="4"/>return 0;</text:p>
      <text:p text:style-name="P1">}</text:p>
      <text:p text:style-name="P1"/>
      <text:p text:style-name="P1"/>
      <text:p text:style-name="P4">Q4.WAP to convert an expression from infix to postfix.</text:p>
      <text:p text:style-name="P4"><text:s text:c="4"/>//*************************************************************</text:p>
      <text:p text:style-name="P4"><text:s text:c="4"/>// This program is developed by MAYANK (211b179)</text:p>
      <text:p text:style-name="P4"><text:s text:c="4"/>//************************************************************ .</text:p>
      <text:p text:style-name="P4"><text:s text:c="4"/>struct stack</text:p>
      <text:p text:style-name="P4">{</text:p>
      <text:p text:style-name="P4"><text:s text:c="4"/>char elem[MAX];</text:p>
      <text:p text:style-name="P4"><text:s text:c="4"/>int top;</text:p>
      <text:p text:style-name="P4">};</text:p>
      <text:p text:style-name="P4">struct stack stk;</text:p>
      <text:p text:style-name="P4">void convert(char *infix, char *postfix);</text:p>
      <text:p text:style-name="P4">int prcd(char op1, char op2);</text:p>
      <text:p text:style-name="P4">void create();</text:p>
      <text:p text:style-name="P4">void push(char op);</text:p>
      <text:p text:style-name="P4">char pop(int *und);</text:p>
      <text:p text:style-name="P4">int empty();</text:p>
      <text:p text:style-name="P4">int full();</text:p>
      <text:p text:style-name="P4">int isopnd(char ch);</text:p>
      <text:p text:style-name="P4">int isoprtr(char ch);</text:p>
      <text:p text:style-name="P4">int main(){</text:p>
      <text:p text:style-name="P4"><text:s text:c="4"/>char ch, infix[MAX], postfix[MAX];</text:p>
      <text:p text:style-name="P4"><text:s text:c="4"/>create();</text:p>
      <text:p text:style-name="P4"><text:s text:c="4"/>printf("Enter the infix expression\n");</text:p>
      <text:p text:style-name="P4"><text:s text:c="4"/>scanf("%s", infix);</text:p>
      <text:p text:style-name="P4"><text:s text:c="4"/>convert(infix, postfix);</text:p>
      <text:p text:style-name="P4"><text:s text:c="4"/>printf("\n\nThe postfix expression is :\n");</text:p>
      <text:p text:style-name="P4"><text:s text:c="4"/>printf("%s\n", postfix);</text:p>
      <text:p text:style-name="P4"><text:s text:c="4"/>getch();</text:p>
      <text:p text:style-name="P4"><text:s text:c="4"/>return (0);</text:p>
      <text:p text:style-name="P4"><text:soft-page-break/>}</text:p>
      <text:p text:style-name="P4">void convert(char *infix, char *postfix)</text:p>
      <text:p text:style-name="P4">{</text:p>
      <text:p text:style-name="P4"><text:s text:c="4"/>int i, pos = 0, over, und, n;</text:p>
      <text:p text:style-name="P4"><text:s text:c="4"/>char ch, op;</text:p>
      <text:p text:style-name="P4"><text:s text:c="4"/>for (i = 0; (ch = infix[i]) != '\0'; ++i)</text:p>
      <text:p text:style-name="P4"><text:s text:c="4"/>{</text:p>
      <text:p text:style-name="P4"><text:s text:c="8"/>if (isopnd(ch))</text:p>
      <text:p text:style-name="P4"><text:s text:c="8"/>{</text:p>
      <text:p text:style-name="P4"><text:s text:c="12"/>postfix[pos++] = ch;</text:p>
      <text:p text:style-name="P4"><text:s text:c="8"/>}</text:p>
      <text:p text:style-name="P4"><text:s text:c="8"/>else if (isoprtr(ch))</text:p>
      <text:p text:style-name="P4"><text:s text:c="8"/>{</text:p>
      <text:p text:style-name="P4"><text:s text:c="12"/>op = pop(&amp;und);</text:p>
      <text:p text:style-name="P4"><text:s text:c="12"/>while (!und &amp;&amp; prcd(op, ch))</text:p>
      <text:p text:style-name="P4"><text:s text:c="12"/>{</text:p>
      <text:p text:style-name="P4"><text:s text:c="16"/>postfix[pos++] = op;</text:p>
      <text:p text:style-name="P4"><text:s text:c="16"/>op = pop(&amp;und);</text:p>
      <text:p text:style-name="P4"><text:s text:c="12"/>}</text:p>
      <text:p text:style-name="P4"><text:s text:c="12"/>if (!und)</text:p>
      <text:p text:style-name="P4"><text:s text:c="16"/>push(op);</text:p>
      <text:p text:style-name="P4"><text:s text:c="12"/>if (und || ch != ')')</text:p>
      <text:p text:style-name="P4"><text:s text:c="16"/>push(ch);</text:p>
      <text:p text:style-name="P4"><text:s text:c="12"/>else</text:p>
      <text:p text:style-name="P4"><text:s text:c="16"/>pop(&amp;und);</text:p>
      <text:p text:style-name="P4"><text:s text:c="8"/>}</text:p>
      <text:p text:style-name="P4"><text:s text:c="8"/>else</text:p>
      <text:p text:style-name="P4"><text:s text:c="8"/>{</text:p>
      <text:p text:style-name="P4"><text:s text:c="12"/>printf("\n\nThe infix expression is not valid\n");</text:p>
      <text:p text:style-name="P4"><text:s text:c="12"/>getch();</text:p>
      <text:p text:style-name="P4"><text:s text:c="12"/>return (0);</text:p>
      <text:p text:style-name="P4"><text:s text:c="8"/>}</text:p>
      <text:p text:style-name="P4"><text:s text:c="4"/>}</text:p>
      <text:p text:style-name="P4"><text:s text:c="4"/>while (!empty())</text:p>
      <text:p text:style-name="P4"><text:s text:c="4"/>{</text:p>
      <text:p text:style-name="P4"><text:s text:c="8"/>postfix[pos++] = pop(&amp;und);</text:p>
      <text:p text:style-name="P4"><text:s text:c="4"/>}</text:p>
      <text:p text:style-name="P4"><text:s text:c="4"/>postfix[pos++] = '\0';</text:p>
      <text:p text:style-name="P4">}</text:p>
      <text:p text:style-name="P4">int prcd(char op1, char op2)</text:p>
      <text:p text:style-name="P4">{</text:p>
      <text:p text:style-name="P4"><text:s text:c="4"/>if (op1 == '(' || op2 == '(')</text:p>
      <text:p text:style-name="P4"><text:s text:c="8"/>return 0;</text:p>
      <text:p text:style-name="P4"><text:s text:c="4"/>if (op2 == ')')</text:p>
      <text:p text:style-name="P4"><text:s text:c="8"/>return 1;</text:p>
      <text:p text:style-name="P4"><text:s text:c="4"/>if (op1 == '^')</text:p>
      <text:p text:style-name="P4"><text:s text:c="4"/>{</text:p>
      <text:p text:style-name="P4"><text:s text:c="8"/>if (op2 == '^')</text:p>
      <text:p text:style-name="P4"><text:s text:c="12"/>return 0;</text:p>
      <text:p text:style-name="P4"><text:s text:c="8"/>else</text:p>
      <text:p text:style-name="P4"><text:s text:c="12"/>return 1;</text:p>
      <text:p text:style-name="P4"><text:s text:c="4"/>}</text:p>
      <text:p text:style-name="P4"><text:soft-page-break/><text:s text:c="4"/>if (op1 == '/' || op1 == '*')</text:p>
      <text:p text:style-name="P4"><text:s text:c="4"/>{</text:p>
      <text:p text:style-name="P4"><text:s text:c="8"/>if (op2 == '^'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Q3.WAP to search a node in a given binary search tree.</text:p>
      <text:p text:style-name="P1">//*************************************************************</text:p>
      <text:p text:style-name="P1">// This program is developed by Fanindra Saini(211b116)</text:p>
      <text:p text:style-name="P1">//*************************************************************</text:p>
      <text:p text:style-name="P1">#include &lt;iostream&gt;</text:p>
      <text:p text:style-name="P1">using namespace std;</text:p>
      <text:p text:style-name="P1">struct Node{</text:p>
      <text:p text:style-name="P1"><text:s text:c="4"/>int data;</text:p>
      <text:p text:style-name="P1"><text:s text:c="4"/>struct Node *left, *right;</text:p>
      <text:p text:style-name="P1"><text:s text:c="4"/>Node(int data){</text:p>
      <text:p text:style-name="P1"><text:s text:c="8"/>this-&gt;data = data; <text:s/></text:p>
      <text:p text:style-name="P1"><text:s text:c="8"/>left = right = NULL;</text:p>
      <text:p text:style-name="P1"><text:s text:c="4"/>}</text:p>
      <text:p text:style-name="P1">};</text:p>
      <text:p text:style-name="P1">bool ifNodeExists(struct Node *node, int key){</text:p>
      <text:p text:style-name="P1"><text:s text:c="4"/>if (node == NULL)</text:p>
      <text:p text:style-name="P1"><text:s text:c="8"/>return false;</text:p>
      <text:p text:style-name="P1"><text:s text:c="4"/>if (node-&gt;data == key)</text:p>
      <text:p text:style-name="P1"><text:s text:c="8"/>return true;</text:p>
      <text:p text:style-name="P1"><text:s text:c="4"/>bool res1 = ifNodeExists(node-&gt;left, key);</text:p>
      <text:p text:style-name="P1"><text:s text:c="4"/>if (res1)</text:p>
      <text:p text:style-name="P1"><text:s text:c="8"/>return true;</text:p>
      <text:p text:style-name="P1"><text:s text:c="4"/>bool res2 = ifNodeExists(node-&gt;right, key);</text:p>
      <text:p text:style-name="P1"><text:s text:c="4"/>return res2;</text:p>
      <text:p text:style-name="P1">}</text:p>
      <text:p text:style-name="P1">int main(){</text:p>
      <text:p text:style-name="P1"><text:s text:c="4"/>struct Node *root = new Node(0);</text:p>
      <text:p text:style-name="P1"><text:s text:c="4"/>root-&gt;left = new Node(1);</text:p>
      <text:p text:style-name="P1"><text:s text:c="4"/>root-&gt;left-&gt;left = new Node(3);</text:p>
      <text:p text:style-name="P1"><text:s text:c="4"/>root-&gt;left-&gt;left-&gt;left = new Node(7);</text:p>
      <text:p text:style-name="P1"><text:s text:c="4"/>root-&gt;left-&gt;right = new Node(4);</text:p>
      <text:p text:style-name="P1"><text:s text:c="4"/>root-&gt;left-&gt;right-&gt;left = new Node(8);</text:p>
      <text:p text:style-name="P1"><text:s text:c="4"/>root-&gt;left-&gt;right-&gt;right = new Node(9);</text:p>
      <text:p text:style-name="P1"><text:s text:c="4"/>root-&gt;right = new Node(2);</text:p>
      <text:p text:style-name="P1"><text:s text:c="4"/>root-&gt;right-&gt;left = new Node(5);</text:p>
      <text:p text:style-name="P1"><text:s text:c="4"/>root-&gt;right-&gt;right = new Node(6);</text:p>
      <text:p text:style-name="P1"><text:s text:c="4"/>int key = 4;</text:p>
      <text:p text:style-name="P1"><text:s text:c="4"/>if (ifNodeExists(root, key))</text:p>
      <text:p text:style-name="P1"><text:s text:c="8"/>cout &lt;&lt; "YES";</text:p>
      <text:p text:style-name="P1"><text:s text:c="4"/>else</text:p>
      <text:p text:style-name="P1"><text:s text:c="8"/>cout &lt;&lt; "NO";</text:p>
      <text:p text:style-name="P1"><text:s text:c="4"/>return 0;</text:p>
      <text:p text:style-name="P1">}</text:p>
      <text:p text:style-name="P1"/>
      <text:p text:style-name="P1">Q4.WAP to insert a node in a given binary search tree.</text:p>
      <text:p text:style-name="P1">//*************************************************************</text:p>
      <text:p text:style-name="P1">// This program is developed by MAYANK (211b179)</text:p>
      <text:p text:style-name="P1"><text:soft-page-break/>//************************************************************ .</text:p>
      <text:p text:style-name="P1">#include &lt;bits/stdc++.h&gt;</text:p>
      <text:p text:style-name="P1">using namespace std;</text:p>
      <text:p text:style-name="P1">struct Node{</text:p>
      <text:p text:style-name="P1"><text:s text:c="4"/>int key;</text:p>
      <text:p text:style-name="P1"><text:s text:c="4"/>struct Node *left, *right;</text:p>
      <text:p text:style-name="P1">};</text:p>
      <text:p text:style-name="P1">Node *newNode(int data){</text:p>
      <text:p text:style-name="P1"><text:s text:c="4"/>Node *temp = new Node;</text:p>
      <text:p text:style-name="P1"><text:s text:c="4"/>temp-&gt;key = data;</text:p>
      <text:p text:style-name="P1"><text:s text:c="4"/>temp-&gt;left = NULL;</text:p>
      <text:p text:style-name="P1"><text:s text:c="4"/>temp-&gt;right = NULL;</text:p>
      <text:p text:style-name="P1"><text:s text:c="4"/>return temp;</text:p>
      <text:p text:style-name="P1">}</text:p>
      <text:p text:style-name="P1">Node *insert(Node *root, int key){</text:p>
      <text:p text:style-name="P1"><text:s text:c="4"/>Node *newnode = newNode(key);</text:p>
      <text:p text:style-name="P1"><text:s text:c="4"/>Node *x = root;</text:p>
      <text:p text:style-name="P1"><text:s text:c="4"/>Node *y = NULL;</text:p>
      <text:p text:style-name="P1"><text:s text:c="4"/>while (x != NULL){</text:p>
      <text:p text:style-name="P1"><text:s text:c="8"/>y = x;</text:p>
      <text:p text:style-name="P1"><text:s text:c="8"/>if (key &lt; x-&gt;key)</text:p>
      <text:p text:style-name="P1"><text:s text:c="12"/>x = x-&gt;left;</text:p>
      <text:p text:style-name="P1"><text:s text:c="8"/>else</text:p>
      <text:p text:style-name="P1"><text:s text:c="12"/>x = x-&gt;right;</text:p>
      <text:p text:style-name="P1"><text:s text:c="4"/>}</text:p>
      <text:p text:style-name="P1"><text:s text:c="4"/>if (y == NULL)</text:p>
      <text:p text:style-name="P1"><text:s text:c="8"/>y = newnode;</text:p>
      <text:p text:style-name="P1"><text:s text:c="4"/>else if (key &lt; y-&gt;key)</text:p>
      <text:p text:style-name="P1"><text:s text:c="8"/>y-&gt;left = newnode;</text:p>
      <text:p text:style-name="P1"><text:s text:c="4"/>else</text:p>
      <text:p text:style-name="P1"><text:s text:c="8"/>y-&gt;right = newnode;</text:p>
      <text:p text:style-name="P1"><text:s text:c="4"/>return y;</text:p>
      <text:p text:style-name="P1">}</text:p>
      <text:p text:style-name="P1">void Inorder(Node *root){</text:p>
      <text:p text:style-name="P1"><text:s text:c="4"/>if (root == NULL)</text:p>
      <text:p text:style-name="P1"><text:s text:c="8"/>return;</text:p>
      <text:p text:style-name="P1"><text:s text:c="4"/>else{</text:p>
      <text:p text:style-name="P1"><text:s text:c="8"/>Inorder(root-&gt;left);</text:p>
      <text:p text:style-name="P1"><text:s text:c="8"/>cout&lt;&lt; root-&gt;key &lt;&lt; " ";</text:p>
      <text:p text:style-name="P1"><text:s text:c="8"/>Inorder(root-&gt;right);</text:p>
      <text:p text:style-name="P1"><text:s text:c="4"/>}</text:p>
      <text:p text:style-name="P1">}</text:p>
      <text:p text:style-name="P1">int main(){</text:p>
      <text:p text:style-name="P1"><text:s text:c="4"/>Node *root = NULL;</text:p>
      <text:p text:style-name="P1"><text:s text:c="4"/>root = insert(root, 50);</text:p>
      <text:p text:style-name="P1"><text:s text:c="4"/>insert(root, 30);</text:p>
      <text:p text:style-name="P1"><text:s text:c="4"/>insert(root, 20);</text:p>
      <text:p text:style-name="P1"><text:s text:c="4"/>insert(root, 40);</text:p>
      <text:p text:style-name="P1"><text:s text:c="4"/>insert(root, 70);</text:p>
      <text:p text:style-name="P1"><text:s text:c="4"/>insert(root, 60);</text:p>
      <text:p text:style-name="P1"><text:s text:c="4"/>insert(root, 80);</text:p>
      <text:p text:style-name="P1"><text:s text:c="4"/>Inorder(root);</text:p>
      <text:p text:style-name="P1"><text:soft-page-break/><text:s text:c="4"/>return 0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02:08:12.921741747</meta:creation-date>
    <dc:date>2022-11-30T13:48:07.832104050</dc:date>
    <meta:editing-duration>PT10M5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0" meta:paragraph-count="357" meta:word-count="935" meta:character-count="8465" meta:non-whitespace-character-count="5859"/>
  </office:meta>
</office:document-meta>
</file>